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/>
    </style:style>
    <style:style style:name="Table1.A" style:family="table-column">
      <style:table-column-properties style:column-width="0.6243in"/>
    </style:style>
    <style:style style:name="Table1.B" style:family="table-column">
      <style:table-column-properties style:column-width="0.625in"/>
    </style:style>
    <style:style style:name="Table1.D" style:family="table-column">
      <style:table-column-properties style:column-width="0.5424in"/>
    </style:style>
    <style:style style:name="Table1.E" style:family="table-column">
      <style:table-column-properties style:column-width="0.7076in"/>
    </style:style>
    <style:style style:name="Table1.F" style:family="table-column">
      <style:table-column-properties style:column-width="0.5938in"/>
    </style:style>
    <style:style style:name="Table1.G" style:family="table-column">
      <style:table-column-properties style:column-width="0.8958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3299in"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7604in"/>
    </style:style>
    <style:style style:name="Table2.B" style:family="table-column">
      <style:table-column-properties style:column-width="1.2083in"/>
    </style:style>
    <style:style style:name="Table2.C" style:family="table-column">
      <style:table-column-properties style:column-width="0.9264in"/>
    </style:style>
    <style:style style:name="Table2.D" style:family="table-column">
      <style:table-column-properties style:column-width="3.60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background-color="#b6d7a8" style:font-size-asian="12pt" style:font-size-complex="12pt"/>
    </style:style>
    <style:style style:name="P5" style:family="paragraph" style:parent-style-name="Standard">
      <style:text-properties fo:font-size="12pt" fo:background-color="#fff2cc" style:font-size-asian="12pt" style:font-size-complex="12pt"/>
    </style:style>
    <style:style style:name="P6" style:family="paragraph" style:parent-style-name="Standard">
      <style:text-properties fo:font-size="12pt" fo:background-color="#ead1dc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background-color="#b6d7a8" loext:char-shading-value="0" style:font-size-asian="12pt" style:font-size-complex="12pt"/>
    </style:style>
    <style:style style:name="T4" style:family="text">
      <style:text-properties fo:font-size="12pt" fo:background-color="#d9d9d9" loext:char-shading-value="0" style:font-size-asian="12pt" style:font-size-complex="12pt"/>
    </style:style>
    <style:style style:name="T5" style:family="text">
      <style:text-properties fo:font-size="12pt" fo:background-color="#fff2cc" loext:char-shading-value="0" style:font-size-asian="12pt" style:font-size-complex="12pt"/>
    </style:style>
    <style:style style:name="T6" style:family="text">
      <style:text-properties fo:font-size="12pt" fo:background-color="#ead1dc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 → <text:s/>hS | HF | HX</text:span></text:p>
      <text:p text:style-name="Standard"><text:span text:style-name="T1">H → GH | cH | XSX | [H] | Ca | A</text:span></text:p>
      <text:p text:style-name="Standard"><text:span text:style-name="T1">C → bG | CF | aLa</text:span></text:p>
      <text:p text:style-name="Standard"><text:span text:style-name="T1">X → vT | eps</text:span></text:p>
      <text:p text:style-name="Standard"><text:span text:style-name="T1">A → *A | M*A | A | y | A*</text:span></text:p>
      <text:p text:style-name="Standard"><text:span text:style-name="T1">G → aC | Gc | SdG</text:span></text:p>
      <text:p text:style-name="Standard"><text:span text:style-name="T1">F → Fb | Fab | Fba | Fa | eps</text:span></text:p>
      <text:p text:style-name="P1"/>
      <text:p text:style-name="Standard"><text:span text:style-name="T1">Limpiar Simb In</text:span></text:p>
      <text:p text:style-name="P1"/>
      <text:p text:style-name="Standard"><text:span text:style-name="T1">S → <text:s/>hS | HF | HX</text:span></text:p>
      <text:p text:style-name="Standard"><text:span text:style-name="T1">H → GH | cH | XSX | [H] | Ca | A</text:span></text:p>
      <text:p text:style-name="Standard"><text:span text:style-name="T1">C → bG | CF</text:span></text:p>
      <text:p text:style-name="Standard"><text:span text:style-name="T1">X → eps</text:span></text:p>
      <text:p text:style-name="Standard"><text:span text:style-name="T1">A → *A | A | y | A*</text:span></text:p>
      <text:p text:style-name="Standard"><text:span text:style-name="T1">G → aC | Gc | SdG</text:span></text:p>
      <text:p text:style-name="Standard"><text:span text:style-name="T1">F → Fb | Fab | Fba | Fa | eps</text:span></text:p>
      <text:p text:style-name="P1"/>
      <text:p text:style-name="Standard"><text:span text:style-name="T1">Reemplazo X</text:span></text:p>
      <text:p text:style-name="P1"/>
      <text:p text:style-name="Standard"><text:soft-page-break/><text:span text:style-name="T1">S → <text:s/>hS | HF | H</text:span></text:p>
      <text:p text:style-name="Standard"><text:span text:style-name="T1">H → GH | cH | S | [H] | Ca | A</text:span></text:p>
      <text:p text:style-name="Standard"><text:span text:style-name="T1">C → bG | CF</text:span></text:p>
      <text:p text:style-name="Standard"><text:span text:style-name="T1">A → *A | A | y | A*</text:span></text:p>
      <text:p text:style-name="Standard"><text:span text:style-name="T1">G → aC | Gc | SdG</text:span></text:p>
      <text:p text:style-name="Standard"><text:span text:style-name="T1">F → Fb | Fab | Fba | Fa | eps</text:span></text:p>
      <text:p text:style-name="P1"/>
      <text:p text:style-name="Standard"><text:span text:style-name="T1">Eliminamos A → A</text:span></text:p>
      <text:p text:style-name="P1"/>
      <text:p text:style-name="Standard"><text:span text:style-name="T1">S → <text:s/>hS | HF | H</text:span></text:p>
      <text:p text:style-name="Standard"><text:span text:style-name="T1">H → GH | cH | S | [H] | Ca | A</text:span></text:p>
      <text:p text:style-name="Standard"><text:span text:style-name="T1">C → bG | CF</text:span></text:p>
      <text:p text:style-name="Standard"><text:span text:style-name="T1">A → *A | y | A*</text:span></text:p>
      <text:p text:style-name="Standard"><text:span text:style-name="T1">G → aC | Gc | SdG</text:span></text:p>
      <text:p text:style-name="Standard"><text:span text:style-name="T1">F → Fb | Fab | Fba | Fa | eps</text:span></text:p>
      <text:p text:style-name="P1"/>
      <text:p text:style-name="P1"/>
      <text:p text:style-name="P1"/>
      <text:p text:style-name="P1"/>
      <text:p text:style-name="P1"/>
      <text:p text:style-name="Standard"><text:span text:style-name="T1">Como C y G son recursivas y no pueden salir del bucle las elimino</text:span></text:p>
      <text:p text:style-name="P1"><text:soft-page-break/></text:p>
      <text:p text:style-name="Standard"><text:span text:style-name="T1">S → <text:s/>hS | HF | H</text:span></text:p>
      <text:p text:style-name="Standard"><text:span text:style-name="T1">H → <text:s/>cH | S | [H] | A</text:span></text:p>
      <text:p text:style-name="Standard"><text:span text:style-name="T1">A → *A | y | A*<text:tab/><text:tab/><text:tab/><text:tab/>(*)* y (*)*</text:span></text:p>
      <text:p text:style-name="Standard"><text:span text:style-name="T1">F → Fb | Fab | Fba | Fa | eps <text:s/><text:tab/><text:tab/>(a | b)*</text:span></text:p>
      <text:p text:style-name="P1"/>
      <text:p text:style-name="Standard"><text:span text:style-name="T3">Gramatica limpia</text:span></text:p>
      <text:p text:style-name="P4"/>
      <text:p text:style-name="Standard"><text:span text:style-name="T3">S → <text:s/>hS | HF | H</text:span></text:p>
      <text:p text:style-name="Standard"><text:span text:style-name="T3">H → <text:s/>cH | S | [H] | A</text:span></text:p>
      <text:p text:style-name="Standard"><text:span text:style-name="T3">A → *A | y | A*<text:tab/><text:tab/><text:tab/><text:tab/></text:span></text:p>
      <text:p text:style-name="Standard"><text:span text:style-name="T3">F → Fb | Fab | Fba | Fa | eps</text:span></text:p>
      <text:p text:style-name="P1"/>
      <text:p text:style-name="Standard"><text:span text:style-name="T1">S → <text:s/>hS | HF | H</text:span></text:p>
      <text:p text:style-name="Standard"><text:span text:style-name="T1">H → <text:s/>cH | S | [H] | A</text:span></text:p>
      <text:p text:style-name="Standard"><text:span text:style-name="T1">A → *A | y | A*<text:tab/><text:tab/><text:tab/><text:tab/>(*)* y (*)*</text:span></text:p>
      <text:p text:style-name="Standard"><text:span text:style-name="T1">F → Fb | Fab | Fba | Fa | eps<text:tab/><text:tab/>(a | b)*</text:span></text:p>
      <text:p text:style-name="P1"/>
      <text:p text:style-name="Standard"><text:span text:style-name="T1">Eliminams H produce S porque solo genera amb y no aporta nada <text:tab/><text:tab/><text:tab/><text:tab/></text:span></text:p>
      <text:p text:style-name="P1"/>
      <text:p text:style-name="Standard"><text:span text:style-name="T1">S → <text:s/>hS | HF | H</text:span></text:p>
      <text:p text:style-name="Standard"><text:soft-page-break/><text:span text:style-name="T1">H → <text:s/>cH | [H] | A</text:span></text:p>
      <text:p text:style-name="Standard"><text:span text:style-name="T1">A → *A | y | A*<text:tab/><text:tab/><text:tab/><text:tab/>(*)* y (*)*</text:span></text:p>
      <text:p text:style-name="Standard"><text:span text:style-name="T1">F → Fb | Fab | Fba | Fa | eps<text:tab/><text:tab/>(a | b)*</text:span></text:p>
      <text:p text:style-name="P1"/>
      <text:p text:style-name="Standard"><text:span text:style-name="T1">Como A y F generan dos lenguajes regulares los reescribo</text:span></text:p>
      <text:p text:style-name="P1"/>
      <text:p text:style-name="Standard"><text:span text:style-name="T2">S → <text:s/>hS | HF | H</text:span></text:p>
      <text:p text:style-name="Standard"><text:span text:style-name="T2">H → <text:s/>cH | [H] | A</text:span></text:p>
      <text:p text:style-name="Standard"><text:span text:style-name="T2">A → *A | yC<text:tab/><text:tab/><text:tab/><text:tab/>(*)* y (*)*</text:span></text:p>
      <text:p text:style-name="Standard"><text:span text:style-name="T2">C → *C | eps</text:span></text:p>
      <text:p text:style-name="Standard"><text:span text:style-name="T2">F → bF | aF | eps </text:span><text:span text:style-name="T1"><text:tab/><text:tab/><text:tab/>(a | b)*</text:span></text:p>
      <text:p text:style-name="P1"/>
      <text:p text:style-name="Standard"><text:span text:style-name="T1">Como F puede ser eps obtengo S → H, entonces elimino la H sola para quitar amb</text:span></text:p>
      <text:p text:style-name="Standard"><text:span text:style-name="T4">S → <text:s/>hS | HF </text:span></text:p>
      <text:p text:style-name="Standard"><text:span text:style-name="T4">H → <text:s/>cH | [H] | A</text:span></text:p>
      <text:p text:style-name="Standard"><text:span text:style-name="T4">A → *A | yC</text:span><text:span text:style-name="T1"><text:tab/><text:tab/><text:tab/><text:tab/>(*)* y (*)*</text:span></text:p>
      <text:p text:style-name="Standard"><text:span text:style-name="T4">C → *C | eps</text:span></text:p>
      <text:p text:style-name="Standard"><text:span text:style-name="T4">F → bF | aF | eps</text:span><text:span text:style-name="T1"> <text:tab/><text:tab/><text:tab/>(a | b)*</text:span></text:p>
      <text:p text:style-name="P1"/>
      <text:p text:style-name="P1"/>
      <text:p text:style-name="Standard"><text:span text:style-name="T1">Para S → hS</text:span></text:p>
      <text:p text:style-name="Standard"><text:soft-page-break/><text:span text:style-name="T1">Prim(hS) = {h}</text:span></text:p>
      <text:p text:style-name="P1"/>
      <text:p text:style-name="Standard"><text:span text:style-name="T1">Para S → HF</text:span></text:p>
      <text:p text:style-name="Standard"><text:span text:style-name="T1"><text:tab/>Prim(HB) ={c, [, *, y}</text:span></text:p>
      <text:p text:style-name="Standard"><text:span text:style-name="T1"><text:tab/><text:tab/>Prim(H)= {c, [, *, y}</text:span></text:p>
      <text:p text:style-name="Standard"><text:span text:style-name="T1"><text:tab/><text:tab/>Prim(cH) = {c}</text:span></text:p>
      <text:p text:style-name="Standard"><text:span text:style-name="T1"><text:tab/><text:tab/>Prim([H])= { [ }</text:span></text:p>
      <text:p text:style-name="Standard"><text:span text:style-name="T1"><text:tab/><text:tab/>Prim(A) = {*,y}</text:span></text:p>
      <text:p text:style-name="Standard"><text:span text:style-name="T1"><text:tab/><text:tab/><text:tab/>prim(*A)={*}</text:span></text:p>
      <text:p text:style-name="Standard"><text:span text:style-name="T1"><text:tab/><text:tab/><text:tab/>prim(yC)={y}</text:span></text:p>
      <text:p text:style-name="Standard"><text:span text:style-name="T1"><text:tab/><text:tab/></text:span></text:p>
      <text:p text:style-name="P1"/>
      <text:p text:style-name="Standard"><text:span text:style-name="T1">Para H → cH</text:span></text:p>
      <text:p text:style-name="Standard"><text:span text:style-name="T1"><text:tab/>Prim(cH) = {c}</text:span></text:p>
      <text:p text:style-name="P1"/>
      <text:p text:style-name="Standard"><text:span text:style-name="T1">Para H → [H]</text:span></text:p>
      <text:p text:style-name="Standard"><text:span text:style-name="T1"><text:tab/>Prim([H])= { [ }</text:span></text:p>
      <text:p text:style-name="P1"/>
      <text:p text:style-name="Standard"><text:span text:style-name="T1">Para H → A</text:span></text:p>
      <text:p text:style-name="Standard"><text:span text:style-name="T1"><text:tab/>Prim(A) = {*,y}</text:span></text:p>
      <text:p text:style-name="P1"/>
      <text:p text:style-name="Standard"><text:soft-page-break/><text:span text:style-name="T1">Para A → *A</text:span></text:p>
      <text:p text:style-name="Standard"><text:span text:style-name="T1"><text:tab/>prim(*A)={*}</text:span></text:p>
      <text:p text:style-name="P1"/>
      <text:p text:style-name="Standard"><text:span text:style-name="T1">Para A → yC</text:span></text:p>
      <text:p text:style-name="Standard"><text:span text:style-name="T1"><text:tab/>prim(yC)={y}</text:span></text:p>
      <text:p text:style-name="P1"/>
      <text:p text:style-name="Standard"><text:span text:style-name="T1">Para C → *C</text:span></text:p>
      <text:p text:style-name="Standard"><text:span text:style-name="T1"><text:tab/>prim(*C)={*}</text:span></text:p>
      <text:p text:style-name="P1"/>
      <text:p text:style-name="Standard"><text:span text:style-name="T1">Para C → eps</text:span></text:p>
      <text:p text:style-name="Standard"><text:span text:style-name="T1"><text:tab/>prim(eps)={eps}</text:span></text:p>
      <text:p text:style-name="Standard"><text:span text:style-name="T1"><text:tab/>sig(C)={],a,b, $}</text:span></text:p>
      <text:p text:style-name="Standard"><text:span text:style-name="T1"><text:tab/>sig(A)={],a,b, $}</text:span></text:p>
      <text:p text:style-name="Standard"><text:span text:style-name="T1"><text:tab/>sig(H)={],a,b, $}</text:span></text:p>
      <text:p text:style-name="Standard"><text:span text:style-name="T1"><text:tab/>prim(F)={a,b}</text:span></text:p>
      <text:p text:style-name="Standard"><text:span text:style-name="T1"><text:tab/>prim(aF)={a}</text:span></text:p>
      <text:p text:style-name="Standard"><text:span text:style-name="T1"><text:tab/>prim(bF)={b}</text:span></text:p>
      <text:p text:style-name="Standard"><text:span text:style-name="T1"><text:tab/>prim(eps)={eps}</text:span></text:p>
      <text:p text:style-name="Standard"><text:span text:style-name="T1"><text:tab/>sig(S)={$}</text:span></text:p>
      <text:p text:style-name="Standard"><text:span text:style-name="T1"><text:tab/></text:span></text:p>
      <text:p text:style-name="P1"/>
      <text:p text:style-name="P1"><text:soft-page-break/></text:p>
      <text:p text:style-name="Standard"><text:span text:style-name="T1">Para F → aF</text:span></text:p>
      <text:p text:style-name="Standard"><text:span text:style-name="T1"><text:tab/>prim(aF)={a}</text:span></text:p>
      <text:p text:style-name="P1"/>
      <text:p text:style-name="Standard"><text:span text:style-name="T1">Para F → bF</text:span></text:p>
      <text:p text:style-name="Standard"><text:span text:style-name="T1"><text:tab/>prim(bF)={b}</text:span></text:p>
      <text:p text:style-name="P1"/>
      <text:p text:style-name="Standard"><text:span text:style-name="T1">Para F → eps</text:span></text:p>
      <text:p text:style-name="Standard"><text:span text:style-name="T1"><text:tab/>prim(eps)={eps}</text:span></text:p>
      <text:p text:style-name="Standard"><text:span text:style-name="T1"><text:tab/>sig(F)={$}</text:span></text:p>
      <text:p text:style-name="Standard"><text:span text:style-name="T1"><text:tab/>sig(S)={$}</text:span></text:p>
      <text:p text:style-name="Standard"><text:span text:style-name="T1"><text:tab/><text:tab/></text:span>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 table:number-columns-repeated="3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<text:span text:style-name="T1">a</text:span></text:p>
          </table:table-cell>
          <table:table-cell table:style-name="Table1.A1" office:value-type="string">
            <text:p text:style-name="P7"><text:span text:style-name="T1">b</text:span></text:p>
          </table:table-cell>
          <table:table-cell table:style-name="Table1.A1" office:value-type="string">
            <text:p text:style-name="P7"><text:span text:style-name="T1">c</text:span></text:p>
          </table:table-cell>
          <table:table-cell table:style-name="Table1.A1" office:value-type="string">
            <text:p text:style-name="P7"><text:span text:style-name="T1">h</text:span></text:p>
          </table:table-cell>
          <table:table-cell table:style-name="Table1.A1" office:value-type="string">
            <text:p text:style-name="P7"><text:span text:style-name="T1">[</text:span></text:p>
          </table:table-cell>
          <table:table-cell table:style-name="Table1.A1" office:value-type="string">
            <text:p text:style-name="P7"><text:span text:style-name="T1">]</text:span></text:p>
          </table:table-cell>
          <table:table-cell table:style-name="Table1.A1" office:value-type="string">
            <text:p text:style-name="P7"><text:span text:style-name="T1">*</text:span></text:p>
          </table:table-cell>
          <table:table-cell table:style-name="Table1.A1" office:value-type="string">
            <text:p text:style-name="P7"><text:span text:style-name="T1">y</text:span></text:p>
          </table:table-cell>
          <table:table-cell table:style-name="Table1.A1" office:value-type="string">
            <text:p text:style-name="P7"><text:span text:style-name="T1">$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S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<text:span text:style-name="T1">HF</text:span></text:p>
          </table:table-cell>
          <table:table-cell table:style-name="Table1.A1" office:value-type="string">
            <text:p text:style-name="P8"><text:span text:style-name="T1">hS</text:span></text:p>
          </table:table-cell>
          <table:table-cell table:style-name="Table1.A1" office:value-type="string">
            <text:p text:style-name="P8"><text:span text:style-name="T1">HF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<text:span text:style-name="T1">HF</text:span></text:p>
          </table:table-cell>
          <table:table-cell table:style-name="Table1.A1" office:value-type="string">
            <text:p text:style-name="P8"><text:span text:style-name="T1">HF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7"><text:span text:style-name="T1">H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<text:span text:style-name="T1">cH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<text:span text:style-name="T1">[H]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<text:span text:style-name="T1">A</text:span></text:p>
          </table:table-cell>
          <table:table-cell table:style-name="Table1.A1" office:value-type="string">
            <text:p text:style-name="P8"><text:span text:style-name="T1">A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7"><text:span text:style-name="T1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<text:span text:style-name="T1">*A</text:span></text:p>
          </table:table-cell>
          <table:table-cell table:style-name="Table1.A1" office:value-type="string">
            <text:p text:style-name="P8"><text:span text:style-name="T1">yC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7"><text:span text:style-name="T1">C</text:span></text:p>
          </table:table-cell>
          <table:table-cell table:style-name="Table1.A1" office:value-type="string">
            <text:p text:style-name="P7"><text:span text:style-name="T1">eps</text:span></text:p>
          </table:table-cell>
          <table:table-cell table:style-name="Table1.A1" office:value-type="string">
            <text:p text:style-name="P7"><text:span text:style-name="T1">eps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<text:span text:style-name="T1">eps</text:span></text:p>
          </table:table-cell>
          <table:table-cell table:style-name="Table1.A1" office:value-type="string">
            <text:p text:style-name="P7"><text:span text:style-name="T1">*C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<text:span text:style-name="T1">eps</text:span></text:p>
          </table:table-cell>
        </table:table-row>
        <table:table-row table:style-name="Table1.6">
          <table:table-cell table:style-name="Table1.A1" office:value-type="string">
            <text:p text:style-name="P7"><text:span text:style-name="T1">F</text:span></text:p>
          </table:table-cell>
          <table:table-cell table:style-name="Table1.A1" office:value-type="string">
            <text:p text:style-name="P7"><text:span text:style-name="T1">aF</text:span></text:p>
          </table:table-cell>
          <table:table-cell table:style-name="Table1.A1" office:value-type="string">
            <text:p text:style-name="P7"><text:span text:style-name="T1">bF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<text:span text:style-name="T1">eps</text:span></text:p>
          </table:table-cell>
        </table:table-row>
      </table:table>
      <text:p text:style-name="P1"/>
      <text:p text:style-name="P1"><text:soft-page-break/></text:p>
      <text:p text:style-name="Standard"><text:span text:style-name="T3">Gramatica limpia</text:span></text:p>
      <text:p text:style-name="P4"/>
      <text:p text:style-name="Standard"><text:span text:style-name="T3">S → <text:s/>hS | HF | H</text:span></text:p>
      <text:p text:style-name="Standard"><text:span text:style-name="T3">H → <text:s/>cH | S | [H] | A</text:span></text:p>
      <text:p text:style-name="Standard"><text:span text:style-name="T3">A → *A | y | A*<text:tab/><text:tab/><text:tab/><text:tab/></text:span></text:p>
      <text:p text:style-name="Standard"><text:span text:style-name="T3">F → Fb | Fab | Fba | Fa | eps</text:span></text:p>
      <text:p text:style-name="P1"/>
      <text:p text:style-name="P1"/>
      <text:p text:style-name="P1"/>
      <text:p text:style-name="Standard"><text:span text:style-name="T1">Forma normal de chomsky <text:s/>(SI, e-produciones, producciones unitarias )</text:span></text:p>
      <text:p text:style-name="P1"/>
      <text:p text:style-name="Standard"><text:span text:style-name="T1">Sacamos e-prod para las FN y H→ S porque S → H</text:span></text:p>
      <text:p text:style-name="P1"/>
      <text:p text:style-name="Standard"><text:span text:style-name="T3">S → <text:s/>hS | HF | H</text:span></text:p>
      <text:p text:style-name="Standard"><text:span text:style-name="T3">H → <text:s/>cH | [H] | A</text:span></text:p>
      <text:p text:style-name="Standard"><text:span text:style-name="T3">A → *A | y | A*<text:tab/><text:tab/><text:tab/><text:tab/></text:span></text:p>
      <text:p text:style-name="Standard"><text:span text:style-name="T3">F → Fb | Fab | Fba | Fa | b | ab | ba | a</text:span></text:p>
      <text:p text:style-name="P1"/>
      <text:p text:style-name="Standard"><text:span text:style-name="T5">CNF</text:span></text:p>
      <text:p text:style-name="P5"/>
      <text:p text:style-name="Standard"><text:soft-page-break/><text:span text:style-name="T5">S → BS | HF | CH | DE | <text:s/>IA | y | AI</text:span></text:p>
      <text:p text:style-name="Standard"><text:span text:style-name="T5">B → h</text:span></text:p>
      <text:p text:style-name="Standard"><text:span text:style-name="T5">H → CH | DE | <text:s/>IA | y | AI</text:span></text:p>
      <text:p text:style-name="Standard"><text:span text:style-name="T5">D → GH</text:span></text:p>
      <text:p text:style-name="Standard"><text:span text:style-name="T5">G → [</text:span></text:p>
      <text:p text:style-name="Standard"><text:span text:style-name="T5">E → ]</text:span></text:p>
      <text:p text:style-name="Standard"><text:span text:style-name="T5">A → IA | y | AI</text:span></text:p>
      <text:p text:style-name="Standard"><text:span text:style-name="T5">I → *</text:span></text:p>
      <text:p text:style-name="Standard"><text:span text:style-name="T5">F → FJ | FK | FL | FM | b | MJ | JM | a</text:span></text:p>
      <text:p text:style-name="Standard"><text:span text:style-name="T5">J → b</text:span></text:p>
      <text:p text:style-name="Standard"><text:span text:style-name="T5">M → a</text:span></text:p>
      <text:p text:style-name="Standard"><text:span text:style-name="T5">K → MJ</text:span></text:p>
      <text:p text:style-name="Standard"><text:span text:style-name="T5">L → JM</text:span></text:p>
      <text:p text:style-name="P1"/>
      <text:p text:style-name="P1"/>
      <text:p text:style-name="Standard"><text:span text:style-name="T1">GNF</text:span></text:p>
      <text:p text:style-name="P1"/>
      <text:p text:style-name="Standard"><text:span text:style-name="T3">S → <text:s/>hS | HF | H</text:span></text:p>
      <text:p text:style-name="Standard"><text:span text:style-name="T3">H → <text:s/>cH | [H] | A</text:span></text:p>
      <text:p text:style-name="Standard"><text:span text:style-name="T3">A → *A | y | A*<text:tab/><text:tab/><text:tab/><text:tab/></text:span></text:p>
      <text:p text:style-name="Standard"><text:span text:style-name="T3">F → Fb | Fab | Fba | Fa | b | ab | ba | a</text:span></text:p>
      <text:p text:style-name="P4"><text:soft-page-break/></text:p>
      <text:p text:style-name="P1"/>
      <text:p text:style-name="Standard"><text:span text:style-name="T1">Sacamos RI de A y F</text:span></text:p>
      <text:p text:style-name="P1"/>
      <text:p text:style-name="Standard"><text:span text:style-name="T1">RI de A</text:span></text:p>
      <text:p text:style-name="P1"/>
      <text:p text:style-name="Standard"><text:span text:style-name="T1">A → <text:s/>*AB | yB | *A | y</text:span></text:p>
      <text:p text:style-name="Standard"><text:span text:style-name="T1">B → *B | *</text:span></text:p>
      <text:p text:style-name="P1"/>
      <text:p text:style-name="Standard"><text:span text:style-name="T1">RI de F</text:span></text:p>
      <text:p text:style-name="P1"/>
      <text:p text:style-name="Standard"><text:span text:style-name="T1">F → bC | abC | baC | aC | b | ab | ba | a</text:span></text:p>
      <text:p text:style-name="Standard"><text:span text:style-name="T1">C → bC | abC | baC | aC | b | ab | ba | a</text:span></text:p>
      <text:p text:style-name="P1"/>
      <text:p text:style-name="Standard"><text:span text:style-name="T1">Sin RI</text:span></text:p>
      <text:p text:style-name="P1"/>
      <text:p text:style-name="Standard"><text:span text:style-name="T1">S → hS | HF | H</text:span></text:p>
      <text:p text:style-name="Standard"><text:span text:style-name="T1">H → cH | [H] | A</text:span></text:p>
      <text:p text:style-name="Standard"><text:span text:style-name="T1">A → <text:s/>*AB | yB | *A | y</text:span></text:p>
      <text:p text:style-name="Standard"><text:span text:style-name="T1">B → *B | *</text:span></text:p>
      <text:p text:style-name="Standard"><text:span text:style-name="T1">F → bC | abC | baC | aC | b | ab | ba | a</text:span></text:p>
      <text:p text:style-name="Standard"><text:soft-page-break/><text:span text:style-name="T1">C → bC | abC | baC | aC | b | ab | ba | a</text:span></text:p>
      <text:p text:style-name="P1"/>
      <text:p text:style-name="Standard"><text:span text:style-name="T6">S → hS | cHF | [HDF | *ABF | yBF | *AF | yF | cH | [HD | *AB | yB | *A | y</text:span></text:p>
      <text:p text:style-name="Standard"><text:span text:style-name="T6">H → cH | [HD | *AB | yB | *A | y</text:span></text:p>
      <text:p text:style-name="Standard"><text:span text:style-name="T6">D → ]</text:span></text:p>
      <text:p text:style-name="Standard"><text:span text:style-name="T6">A → *AB | yB | *A | y</text:span></text:p>
      <text:p text:style-name="Standard"><text:span text:style-name="T6">B → *B | *</text:span></text:p>
      <text:p text:style-name="Standard"><text:span text:style-name="T6">F → bC | aEC | bGC | aC | b | aE | bG | a</text:span></text:p>
      <text:p text:style-name="Standard"><text:span text:style-name="T6">E → b</text:span></text:p>
      <text:p text:style-name="Standard"><text:span text:style-name="T6">G → a</text:span></text:p>
      <text:p text:style-name="Standard"><text:span text:style-name="T6">C → bC | aEC | bGC | aC | b | aE | bG | a</text:span></text:p>
      <text:p text:style-name="P6"/>
      <text:p text:style-name="P6"/>
      <text:p text:style-name="P1"/>
      <text:p text:style-name="P9"><text:span text:style-name="T1">PDA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7"><text:span text:style-name="T1">Q</text:span></text:p>
          </table:table-cell>
          <table:table-cell table:style-name="Table2.A1" office:value-type="string">
            <text:p text:style-name="P7"><text:span text:style-name="T1">Sigma U eps</text:span></text:p>
          </table:table-cell>
          <table:table-cell table:style-name="Table2.A1" office:value-type="string">
            <text:p text:style-name="P7"><text:span text:style-name="T1">Gamma</text:span></text:p>
          </table:table-cell>
          <table:table-cell table:style-name="Table2.A1" office:value-type="string">
            <text:p text:style-name="P7"><text:span text:style-name="T1">2**Q x Gamma*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h</text:span></text:p>
          </table:table-cell>
          <table:table-cell table:style-name="Table2.A1" office:value-type="string">
            <text:p text:style-name="P7"><text:span text:style-name="T1">S</text:span></text:p>
          </table:table-cell>
          <table:table-cell table:style-name="Table2.A1" office:value-type="string">
            <text:p text:style-name="P7"><text:span text:style-name="T1">{(0,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c</text:span></text:p>
          </table:table-cell>
          <table:table-cell table:style-name="Table2.A1" office:value-type="string">
            <text:p text:style-name="P7"><text:span text:style-name="T1">S</text:span></text:p>
          </table:table-cell>
          <table:table-cell table:style-name="Table2.A1" office:value-type="string">
            <text:p text:style-name="P7"><text:span text:style-name="T1">{(0,HF),(0,H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[</text:span></text:p>
          </table:table-cell>
          <table:table-cell table:style-name="Table2.A1" office:value-type="string">
            <text:p text:style-name="P7"><text:span text:style-name="T1">S</text:span></text:p>
          </table:table-cell>
          <table:table-cell table:style-name="Table2.A1" office:value-type="string">
            <text:p text:style-name="P7"><text:span text:style-name="T1">{(0,HDF),(0,HD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*</text:span></text:p>
          </table:table-cell>
          <table:table-cell table:style-name="Table2.A1" office:value-type="string">
            <text:p text:style-name="P7"><text:span text:style-name="T1">S</text:span></text:p>
          </table:table-cell>
          <table:table-cell table:style-name="Table2.A1" office:value-type="string">
            <text:p text:style-name="P7"><text:span text:style-name="T1">{(0,ABF),(0,AF),(0,AB),(0,A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y</text:span></text:p>
          </table:table-cell>
          <table:table-cell table:style-name="Table2.A1" office:value-type="string">
            <text:p text:style-name="P7"><text:span text:style-name="T1">S</text:span></text:p>
          </table:table-cell>
          <table:table-cell table:style-name="Table2.A1" office:value-type="string">
            <text:p text:style-name="P7"><text:span text:style-name="T1">{(0,BF),(0,F),(0,B),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c</text:span></text:p>
          </table:table-cell>
          <table:table-cell table:style-name="Table2.A1" office:value-type="string">
            <text:p text:style-name="P7"><text:span text:style-name="T1">H</text:span></text:p>
          </table:table-cell>
          <table:table-cell table:style-name="Table2.A1" office:value-type="string">
            <text:p text:style-name="P7"><text:span text:style-name="T1">{(0,H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[</text:span></text:p>
          </table:table-cell>
          <table:table-cell table:style-name="Table2.A1" office:value-type="string">
            <text:p text:style-name="P7"><text:span text:style-name="T1">H</text:span></text:p>
          </table:table-cell>
          <table:table-cell table:style-name="Table2.A1" office:value-type="string">
            <text:p text:style-name="P7"><text:span text:style-name="T1">{(0,HD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*</text:span></text:p>
          </table:table-cell>
          <table:table-cell table:style-name="Table2.A1" office:value-type="string">
            <text:p text:style-name="P7"><text:span text:style-name="T1">H</text:span></text:p>
          </table:table-cell>
          <table:table-cell table:style-name="Table2.A1" office:value-type="string">
            <text:p text:style-name="P7"><text:span text:style-name="T1">{(0,AB),(0,A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y</text:span></text:p>
          </table:table-cell>
          <table:table-cell table:style-name="Table2.A1" office:value-type="string">
            <text:p text:style-name="P7"><text:span text:style-name="T1">H</text:span></text:p>
          </table:table-cell>
          <table:table-cell table:style-name="Table2.A1" office:value-type="string">
            <text:p text:style-name="P7"><text:span text:style-name="T1">{(0,B),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]</text:span></text:p>
          </table:table-cell>
          <table:table-cell table:style-name="Table2.A1" office:value-type="string">
            <text:p text:style-name="P7"><text:span text:style-name="T1">D</text:span></text:p>
          </table:table-cell>
          <table:table-cell table:style-name="Table2.A1" office:value-type="string">
            <text:p text:style-name="P7"><text:span text:style-name="T1">{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*</text:span></text:p>
          </table:table-cell>
          <table:table-cell table:style-name="Table2.A1" office:value-type="string">
            <text:p text:style-name="P7"><text:span text:style-name="T1">A</text:span></text:p>
          </table:table-cell>
          <table:table-cell table:style-name="Table2.A1" office:value-type="string">
            <text:p text:style-name="P7"><text:span text:style-name="T1">{(0,AB),(0,A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y</text:span></text:p>
          </table:table-cell>
          <table:table-cell table:style-name="Table2.A1" office:value-type="string">
            <text:p text:style-name="P7"><text:span text:style-name="T1">A</text:span></text:p>
          </table:table-cell>
          <table:table-cell table:style-name="Table2.A1" office:value-type="string">
            <text:p text:style-name="P7"><text:span text:style-name="T1">{(0,B),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*</text:span></text:p>
          </table:table-cell>
          <table:table-cell table:style-name="Table2.A1" office:value-type="string">
            <text:p text:style-name="P7"><text:span text:style-name="T1">B</text:span></text:p>
          </table:table-cell>
          <table:table-cell table:style-name="Table2.A1" office:value-type="string">
            <text:p text:style-name="P7"><text:span text:style-name="T1">{(0,B),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a</text:span></text:p>
          </table:table-cell>
          <table:table-cell table:style-name="Table2.A1" office:value-type="string">
            <text:p text:style-name="P7"><text:span text:style-name="T1">F</text:span></text:p>
          </table:table-cell>
          <table:table-cell table:style-name="Table2.A1" office:value-type="string">
            <text:p text:style-name="P7"><text:span text:style-name="T1">{(0,EC),(0,C),(0,E),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b</text:span></text:p>
          </table:table-cell>
          <table:table-cell table:style-name="Table2.A1" office:value-type="string">
            <text:p text:style-name="P7"><text:span text:style-name="T1">F</text:span></text:p>
          </table:table-cell>
          <table:table-cell table:style-name="Table2.A1" office:value-type="string">
            <text:p text:style-name="P7"><text:span text:style-name="T1">{(0,C),(0,GC),(0,eps),(0,G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b</text:span></text:p>
          </table:table-cell>
          <table:table-cell table:style-name="Table2.A1" office:value-type="string">
            <text:p text:style-name="P7"><text:span text:style-name="T1">E</text:span></text:p>
          </table:table-cell>
          <table:table-cell table:style-name="Table2.A1" office:value-type="string">
            <text:p text:style-name="P7"><text:span text:style-name="T1">{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a</text:span></text:p>
          </table:table-cell>
          <table:table-cell table:style-name="Table2.A1" office:value-type="string">
            <text:p text:style-name="P7"><text:span text:style-name="T1">G</text:span></text:p>
          </table:table-cell>
          <table:table-cell table:style-name="Table2.A1" office:value-type="string">
            <text:p text:style-name="P7"><text:span text:style-name="T1">{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a</text:span></text:p>
          </table:table-cell>
          <table:table-cell table:style-name="Table2.A1" office:value-type="string">
            <text:p text:style-name="P7"><text:span text:style-name="T1">C</text:span></text:p>
          </table:table-cell>
          <table:table-cell table:style-name="Table2.A1" office:value-type="string">
            <text:p text:style-name="P7"><text:span text:style-name="T1">{(0,EC),(0,C),(0,E),(0,eps)}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0</text:span></text:p>
          </table:table-cell>
          <table:table-cell table:style-name="Table2.A1" office:value-type="string">
            <text:p text:style-name="P7"><text:span text:style-name="T1">b</text:span></text:p>
          </table:table-cell>
          <table:table-cell table:style-name="Table2.A1" office:value-type="string">
            <text:p text:style-name="P7"><text:span text:style-name="T1">C</text:span></text:p>
          </table:table-cell>
          <table:table-cell table:style-name="Table2.A1" office:value-type="string">
            <text:p text:style-name="P7"><text:span text:style-name="T1">{(0,C),(0,GC),(0,eps),(0,G)}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3" meta:paragraph-count="270" meta:word-count="1160" meta:character-count="3581" meta:non-whitespace-character-count="2573"/>
    <meta:generator>LibreOfficeDev/6.0.5.2$Linux_X86_64 LibreOffice_project/</meta:generator>
  </office:meta>
</office:document-meta>
</file>